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116613d" officeooo:paragraph-rsid="0116613d"/>
    </style:style>
    <style:style style:name="P2" style:family="paragraph" style:parent-style-name="Text_20_body" style:list-style-name="L1">
      <style:text-properties officeooo:rsid="011a5a26" officeooo:paragraph-rsid="011a5a26"/>
    </style:style>
    <style:style style:name="P3" style:family="paragraph" style:parent-style-name="Text_20_body" style:list-style-name="L1">
      <style:text-properties officeooo:rsid="012202bd" officeooo:paragraph-rsid="012202bd"/>
    </style:style>
    <style:style style:name="P4" style:family="paragraph" style:parent-style-name="Text_20_body" style:list-style-name="L1">
      <style:text-properties officeooo:rsid="012771c4" officeooo:paragraph-rsid="012771c4"/>
    </style:style>
    <style:style style:name="P5" style:family="paragraph" style:parent-style-name="Text_20_body" style:list-style-name="L1">
      <style:text-properties officeooo:rsid="012b9204" officeooo:paragraph-rsid="012b9204"/>
    </style:style>
    <style:style style:name="P6" style:family="paragraph" style:parent-style-name="Text_20_body" style:list-style-name="L2">
      <style:text-properties officeooo:rsid="00c12721" officeooo:paragraph-rsid="00c12721"/>
    </style:style>
    <style:style style:name="P7" style:family="paragraph" style:parent-style-name="Text_20_body" style:list-style-name="L2">
      <style:text-properties officeooo:rsid="00c21a62" officeooo:paragraph-rsid="00c21a62"/>
    </style:style>
    <style:style style:name="P8" style:family="paragraph" style:parent-style-name="Text_20_body" style:list-style-name="L2">
      <style:text-properties officeooo:rsid="00c3c452" officeooo:paragraph-rsid="00c3c452"/>
    </style:style>
    <style:style style:name="P9" style:family="paragraph" style:parent-style-name="Text_20_body" style:list-style-name="L2">
      <style:text-properties officeooo:rsid="00c3c452" officeooo:paragraph-rsid="0161e9b2"/>
    </style:style>
    <style:style style:name="P10" style:family="paragraph" style:parent-style-name="Text_20_body" style:list-style-name="L2">
      <style:text-properties officeooo:rsid="00c7e3a3" officeooo:paragraph-rsid="00c7e3a3"/>
    </style:style>
    <style:style style:name="P11" style:family="paragraph" style:parent-style-name="Text_20_body" style:list-style-name="L2">
      <style:text-properties officeooo:rsid="00ce0eed" officeooo:paragraph-rsid="00ce0eed"/>
    </style:style>
    <style:style style:name="P12" style:family="paragraph" style:parent-style-name="Text_20_body" style:list-style-name="L3">
      <style:text-properties officeooo:paragraph-rsid="00d177d4"/>
    </style:style>
    <style:style style:name="P13" style:family="paragraph" style:parent-style-name="Text_20_body" style:list-style-name="L3">
      <style:text-properties officeooo:rsid="00d4ca00" officeooo:paragraph-rsid="01733476"/>
    </style:style>
    <style:style style:name="P14" style:family="paragraph" style:parent-style-name="Text_20_body" style:list-style-name="L3">
      <style:text-properties officeooo:rsid="00d573ce" officeooo:paragraph-rsid="00d573ce"/>
    </style:style>
    <style:style style:name="P15" style:family="paragraph" style:parent-style-name="Text_20_body" style:list-style-name="L4">
      <style:text-properties officeooo:rsid="00dd1e43" officeooo:paragraph-rsid="00dd1e43"/>
    </style:style>
    <style:style style:name="P16" style:family="paragraph" style:parent-style-name="Text_20_body" style:list-style-name="L4">
      <style:text-properties officeooo:rsid="00dd1e43" officeooo:paragraph-rsid="00de79df"/>
    </style:style>
    <style:style style:name="P17" style:family="paragraph" style:parent-style-name="Text_20_body" style:list-style-name="L4">
      <style:text-properties officeooo:rsid="00e28663" officeooo:paragraph-rsid="00e28663"/>
    </style:style>
    <style:style style:name="P18" style:family="paragraph" style:parent-style-name="Text_20_body" style:list-style-name="L5">
      <style:text-properties officeooo:rsid="00e28663" officeooo:paragraph-rsid="00e28663"/>
    </style:style>
    <style:style style:name="P19" style:family="paragraph" style:parent-style-name="Text_20_body" style:list-style-name="L6">
      <style:text-properties officeooo:rsid="00e31538" officeooo:paragraph-rsid="00e31538"/>
    </style:style>
    <style:style style:name="P20" style:family="paragraph" style:parent-style-name="Text_20_body" style:list-style-name="L6">
      <style:text-properties officeooo:rsid="00e7311c" officeooo:paragraph-rsid="00e7311c"/>
    </style:style>
    <style:style style:name="P21" style:family="paragraph" style:parent-style-name="Text_20_body" style:list-style-name="L6">
      <style:text-properties officeooo:rsid="00ebff0a" officeooo:paragraph-rsid="00ebff0a"/>
    </style:style>
    <style:style style:name="P22" style:family="paragraph" style:parent-style-name="Text_20_body" style:list-style-name="L6">
      <style:text-properties officeooo:rsid="00f136bb" officeooo:paragraph-rsid="00f136bb"/>
    </style:style>
    <style:style style:name="P23" style:family="paragraph" style:parent-style-name="Text_20_body" style:list-style-name="L6">
      <style:text-properties officeooo:rsid="00f4b987" officeooo:paragraph-rsid="00f4b987"/>
    </style:style>
    <style:style style:name="P24" style:family="paragraph" style:parent-style-name="Text_20_body" style:list-style-name="L7">
      <style:text-properties officeooo:rsid="00fb7aec" officeooo:paragraph-rsid="0103e846"/>
    </style:style>
    <style:style style:name="P25" style:family="paragraph" style:parent-style-name="Text_20_body" style:list-style-name="L7">
      <style:text-properties fo:font-weight="bold" officeooo:rsid="00fb8658" officeooo:paragraph-rsid="0102e355" style:font-weight-asian="bold" style:font-weight-complex="bold"/>
    </style:style>
    <style:style style:name="P26" style:family="paragraph" style:parent-style-name="Text_20_body" style:list-style-name="L7">
      <style:text-properties fo:font-weight="bold" officeooo:rsid="00fbf44f" officeooo:paragraph-rsid="0100b8ba" style:font-weight-asian="bold" style:font-weight-complex="bold"/>
    </style:style>
    <style:style style:name="P27" style:family="paragraph" style:parent-style-name="Text_20_body" style:list-style-name="L7">
      <style:text-properties fo:font-weight="bold" officeooo:rsid="010173ca" officeooo:paragraph-rsid="010173ca" style:font-weight-asian="bold" style:font-weight-complex="bold"/>
    </style:style>
    <style:style style:name="P28" style:family="paragraph" style:parent-style-name="Text_20_body" style:list-style-name="L7">
      <style:text-properties fo:font-weight="bold" officeooo:rsid="010f4464" officeooo:paragraph-rsid="010f4464" style:font-weight-asian="bold" style:font-weight-complex="bold"/>
    </style:style>
    <style:style style:name="P29" style:family="paragraph" style:parent-style-name="Text_20_body" style:list-style-name="L8">
      <style:text-properties officeooo:rsid="013a9cdb" officeooo:paragraph-rsid="013a9cdb"/>
    </style:style>
    <style:style style:name="T1" style:family="text">
      <style:text-properties officeooo:rsid="00c21a62"/>
    </style:style>
    <style:style style:name="T2" style:family="text">
      <style:text-properties officeooo:rsid="00c2567a"/>
    </style:style>
    <style:style style:name="T3" style:family="text">
      <style:text-properties officeooo:rsid="00c4f9bf"/>
    </style:style>
    <style:style style:name="T4" style:family="text">
      <style:text-properties officeooo:rsid="00c7e338"/>
    </style:style>
    <style:style style:name="T5" style:family="text">
      <style:text-properties officeooo:rsid="00ca9030"/>
    </style:style>
    <style:style style:name="T6" style:family="text">
      <style:text-properties officeooo:rsid="00cc66d9"/>
    </style:style>
    <style:style style:name="T7" style:family="text">
      <style:text-properties officeooo:rsid="00d177d4"/>
    </style:style>
    <style:style style:name="T8" style:family="text">
      <style:text-properties officeooo:rsid="00d29f70"/>
    </style:style>
    <style:style style:name="T9" style:family="text">
      <style:text-properties officeooo:rsid="00d35dd8"/>
    </style:style>
    <style:style style:name="T10" style:family="text">
      <style:text-properties officeooo:rsid="00d8711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de79df"/>
    </style:style>
    <style:style style:name="T13" style:family="text">
      <style:text-properties officeooo:rsid="00e12535"/>
    </style:style>
    <style:style style:name="T14" style:family="text">
      <style:text-properties officeooo:rsid="00e2019b"/>
    </style:style>
    <style:style style:name="T15" style:family="text">
      <style:text-properties officeooo:rsid="00e5409e"/>
    </style:style>
    <style:style style:name="T16" style:family="text">
      <style:text-properties officeooo:rsid="00e5f682"/>
    </style:style>
    <style:style style:name="T17" style:family="text">
      <style:text-properties officeooo:rsid="00e888ff"/>
    </style:style>
    <style:style style:name="T18" style:family="text">
      <style:text-properties officeooo:rsid="00ea5c5e"/>
    </style:style>
    <style:style style:name="T19" style:family="text">
      <style:text-properties officeooo:rsid="00edb8ad"/>
    </style:style>
    <style:style style:name="T20" style:family="text">
      <style:text-properties officeooo:rsid="00ee11b4"/>
    </style:style>
    <style:style style:name="T21" style:family="text">
      <style:text-properties officeooo:rsid="00fb865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fba0b5" style:font-weight-asian="normal" style:font-weight-complex="normal"/>
    </style:style>
    <style:style style:name="T24" style:family="text">
      <style:text-properties fo:font-weight="normal" officeooo:rsid="00fd7001" style:font-weight-asian="normal" style:font-weight-complex="normal"/>
    </style:style>
    <style:style style:name="T25" style:family="text">
      <style:text-properties fo:font-weight="normal" officeooo:rsid="01002f0d" style:font-weight-asian="normal" style:font-weight-complex="normal"/>
    </style:style>
    <style:style style:name="T26" style:family="text">
      <style:text-properties fo:font-weight="normal" officeooo:rsid="0100b8ba" style:font-weight-asian="normal" style:font-weight-complex="normal"/>
    </style:style>
    <style:style style:name="T27" style:family="text">
      <style:text-properties fo:font-weight="normal" officeooo:rsid="010173ca" style:font-weight-asian="normal" style:font-weight-complex="normal"/>
    </style:style>
    <style:style style:name="T28" style:family="text">
      <style:text-properties fo:font-weight="normal" officeooo:rsid="01077c99" style:font-weight-asian="normal" style:font-weight-complex="normal"/>
    </style:style>
    <style:style style:name="T29" style:family="text">
      <style:text-properties fo:font-weight="normal" officeooo:rsid="01091e4a" style:font-weight-asian="normal" style:font-weight-complex="normal"/>
    </style:style>
    <style:style style:name="T30" style:family="text">
      <style:text-properties fo:font-weight="normal" officeooo:rsid="0109aec3" style:font-weight-asian="normal" style:font-weight-complex="normal"/>
    </style:style>
    <style:style style:name="T31" style:family="text">
      <style:text-properties fo:font-weight="normal" officeooo:rsid="010b85af" style:font-weight-asian="normal" style:font-weight-complex="normal"/>
    </style:style>
    <style:style style:name="T32" style:family="text">
      <style:text-properties fo:font-weight="normal" officeooo:rsid="010dfd9e" style:font-weight-asian="normal" style:font-weight-complex="normal"/>
    </style:style>
    <style:style style:name="T33" style:family="text">
      <style:text-properties officeooo:rsid="0105963b"/>
    </style:style>
    <style:style style:name="T34" style:family="text">
      <style:text-properties officeooo:rsid="01063f3d"/>
    </style:style>
    <style:style style:name="T35" style:family="text">
      <style:text-properties officeooo:rsid="010756d9"/>
    </style:style>
    <style:style style:name="T36" style:family="text">
      <style:text-properties officeooo:rsid="01167338"/>
    </style:style>
    <style:style style:name="T37" style:family="text">
      <style:text-properties officeooo:rsid="0117fdc8"/>
    </style:style>
    <style:style style:name="T38" style:family="text">
      <style:text-properties officeooo:rsid="01191065"/>
    </style:style>
    <style:style style:name="T39" style:family="text">
      <style:text-properties officeooo:rsid="011b6f73"/>
    </style:style>
    <style:style style:name="T40" style:family="text">
      <style:text-properties officeooo:rsid="011d1734"/>
    </style:style>
    <style:style style:name="T41" style:family="text">
      <style:text-properties officeooo:rsid="011fe15f"/>
    </style:style>
    <style:style style:name="T42" style:family="text">
      <style:text-properties officeooo:rsid="0130508e"/>
    </style:style>
    <style:style style:name="T43" style:family="text">
      <style:text-properties officeooo:rsid="01359729"/>
    </style:style>
    <style:style style:name="T44" style:family="text">
      <style:text-properties officeooo:rsid="013de743"/>
    </style:style>
    <style:style style:name="T45" style:family="text">
      <style:text-properties officeooo:rsid="013f22d8"/>
    </style:style>
    <style:style style:name="T46" style:family="text">
      <style:text-properties officeooo:rsid="013f66e6"/>
    </style:style>
    <style:style style:name="T47" style:family="text">
      <style:text-properties officeooo:rsid="0141c9f4"/>
    </style:style>
    <style:style style:name="T48" style:family="text">
      <style:text-properties officeooo:rsid="014af169"/>
    </style:style>
    <style:style style:name="T49" style:family="text">
      <style:text-properties officeooo:rsid="014e469f"/>
    </style:style>
    <style:style style:name="T50" style:family="text">
      <style:text-properties officeooo:rsid="0152a5cd"/>
    </style:style>
    <style:style style:name="T51" style:family="text">
      <style:text-properties officeooo:rsid="01568d77"/>
    </style:style>
    <style:style style:name="T52" style:family="text">
      <style:text-properties officeooo:rsid="015996ed"/>
    </style:style>
    <style:style style:name="T53" style:family="text">
      <style:text-properties officeooo:rsid="015bfe0d"/>
    </style:style>
    <style:style style:name="T54" style:family="text">
      <style:text-properties officeooo:rsid="015dfb2b"/>
    </style:style>
    <style:style style:name="T55" style:family="text">
      <style:text-properties officeooo:rsid="015ede47"/>
    </style:style>
    <style:style style:name="T56" style:family="text">
      <style:text-properties officeooo:rsid="01693f04"/>
    </style:style>
    <style:style style:name="T57" style:family="text">
      <style:text-properties officeooo:rsid="016cd4ae"/>
    </style:style>
    <style:style style:name="T58" style:family="text">
      <style:text-properties officeooo:rsid="01786f67"/>
    </style:style>
    <style:style style:name="T59" style:family="text">
      <style:text-properties officeooo:rsid="0178ec91"/>
    </style:style>
    <style:style style:name="T60" style:family="text">
      <style:text-properties officeooo:rsid="017a4a1c"/>
    </style:style>
    <style:style style:name="T61" style:family="text">
      <style:text-properties officeooo:rsid="017a93d7"/>
    </style:style>
    <style:style style:name="T62" style:family="text">
      <style:text-properties officeooo:rsid="01877929"/>
    </style:style>
    <style:style style:name="T63" style:family="text">
      <style:text-properties officeooo:rsid="0189aa1d"/>
    </style:style>
    <style:style style:name="T64" style:family="text">
      <style:text-properties officeooo:rsid="018aac9e"/>
    </style:style>
    <style:style style:name="T65" style:family="text">
      <style:text-properties officeooo:rsid="018ce5cf"/>
    </style:style>
    <style:style style:name="T66" style:family="text">
      <style:text-properties officeooo:rsid="0190989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 Word on Scalability</text:h>
      <text:list text:style-name="L1">
        <text:list-item>
          <text:p text:style-name="P1">Um serviço é considerado escalável se ao aumentar os recursos dedicados <text:span text:style-name="T37">a ele</text:span> o <text:span text:style-name="T38">seu</text:span> desempenho <text:span text:style-name="T36">aumenta de maneira proporcional</text:span></text:p>
        </text:list-item>
        <text:list-item>
          <text:p text:style-name="P2">Aument<text:span text:style-name="T47">o de</text:span> desempenho normalmente significa servir mais unidades de trabalho (ex: requests por segundo), <text:span text:style-name="T39">mas também pode significar ser capaz de lidar com unidades de trabalho </text:span><text:span text:style-name="T41">maiores</text:span><text:span text:style-name="T39"> (ex: </text:span><text:span text:style-name="T40">ler</text:span><text:span text:style-name="T39"> </text:span><text:span text:style-name="T41">dados de uma dataset </text:span><text:span text:style-name="T48">maior</text:span><text:span text:style-name="T39">)</text:span></text:p>
        </text:list-item>
        <text:list-item>
          <text:p text:style-name="P3">Em um sistema distribuído existem mais motivos <text:span text:style-name="T49">além de escalabilidade</text:span> para adicionar recursos a um serviço como, por exemplo, maior reliability por meio de redundância</text:p>
        </text:list-item>
        <text:list-item>
          <text:p text:style-name="P4">Escalabilidade deve ser pensada desde o início, o serviço deve ser projetado <text:span text:style-name="T63">e criado</text:span> de modo a ser escalável</text:p>
        </text:list-item>
        <text:list-item>
          <text:p text:style-name="P5">Um sistema com problemas de escalabilidade é um sistema que é rápid<text:span text:style-name="T50">o</text:span> <text:span text:style-name="T42">para um usuário</text:span> porém é lento quando sob cargas mais pesadas, enquanto um sistema com problemas de desempenho é um <text:span text:style-name="T43">sistema</text:span> lento para um usuário.</text:p>
        </text:list-item>
      </text:list>
      <text:h text:style-name="Heading_20_1" text:outline-level="1">Clones</text:h>
      <text:list text:style-name="L2">
        <text:list-item>
          <text:p text:style-name="P6">Servidores de uma aplicação escalável normalmente ficam atrás de um load balancer <text:span text:style-name="T1">que distribui requests p/ </text:span><text:span text:style-name="T51">eles</text:span><text:span text:style-name="T1">, </text:span><text:span text:style-name="T52">por isso</text:span><text:span text:style-name="T1"> nem sempre o mesmo servidor responderá a uma request</text:span></text:p>
        </text:list-item>
        <text:list-item>
          <text:p text:style-name="P7">Os clients devem <text:span text:style-name="T2">receber a mesma response para uma mesma request (dado que os dados não mudaram) independentemente do servidor que recebeu a request.</text:span></text:p>
          <text:list>
            <text:list-item>
              <text:p text:style-name="P8">Para que isso seja possível todos servidores devem ter exatamente o mesmo código e não devem guardar nenhum dado de usuário <text:span text:style-name="T53">localmente (sessões </text:span><text:span text:style-name="T54">de servidor, </text:span><text:span text:style-name="T55">cache em memória</text:span><text:span text:style-name="T53">, etc)</text:span></text:p>
            </text:list-item>
          </text:list>
        </text:list-item>
        <text:list-item>
          <text:p text:style-name="P9">Sessões devem ser guardadas em um local compartilhado acessível por todos servidores. <text:span text:style-name="T3">O local</text:span> <text:span text:style-name="T3">p</text:span>ode ser um cache externo <text:span text:style-name="T3">ou</text:span> uma database, <text:span text:style-name="T4">de preferência em um local próximo aos servidores (latência)</text:span></text:p>
        </text:list-item>
        <text:list-item>
          <text:p text:style-name="P10">Para garantir que o código em deploy é o mesmo em todos servidores pode ser usada uma ferramenta <text:span text:style-name="T5">como </text:span><text:span text:style-name="T6">D</text:span><text:span text:style-name="T5">ocke</text:span><text:span text:style-name="T56">r </text:span></text:p>
        </text:list-item>
        <text:list-item>
          <text:p text:style-name="P11">Seguir isso permite que adicionar novos servidores <text:span text:style-name="T57">e atualizar os existentes </text:span>seja um processo simples</text:p>
        </text:list-item>
      </text:list>
      <text:h text:style-name="Heading_20_1" text:outline-level="1">Database</text:h>
      <text:list text:style-name="L3">
        <text:list-item>
          <text:p text:style-name="P12"><text:span text:style-name="T7">Com clones os servidores podem escalar horizontalmente, mas em algum momento o banco de dados </text:span><text:span text:style-name="T8">ficará sobrecarregado, </text:span><text:span text:style-name="T9">esse problema pode ser resolvido de duas maneiras:</text:span></text:p>
        </text:list-item>
        <text:list-item>
          <text:p text:style-name="P13"><text:soft-page-break/><text:span text:style-name="T11">Solução 1:</text:span> Replicação master-slave (read slave, write master), de modo que o master tenha uma quantidade de RAM grande. <text:span text:style-name="T64">S</text:span>harding, denormalization e SQL Tuning podem ser necessários no futuro e a partir desse momento o processo ficará mais e mais caro</text:p>
        </text:list-item>
        <text:list-item>
          <text:p text:style-name="P14"><text:span text:style-name="T11">Solução 2:</text:span> Denormalization de modo que nenhuma query use JOIN e usar um DB SQL como NoSQL ou trocar para uma solução NoSQL como MongoDB. <text:span text:style-name="T10">Se o tempo de resposta ainda for lento será necessário usar cache </text:span></text:p>
        </text:list-item>
      </text:list>
      <text:h text:style-name="Heading_20_1" text:outline-level="1">Cache</text:h>
      <text:list text:style-name="L4">
        <text:list-item>
          <text:p text:style-name="P15">Uma vez que servidores não devem <text:span text:style-name="T58">guardar </text:span><text:span text:style-name="T59">dados localmente</text:span><text:span text:style-name="T58">,</text:span> cache deve ser feito <text:span text:style-name="T65">na memória de um local comum</text:span> com Redis, Memcached <text:span text:style-name="T60">ou similares</text:span>. </text:p>
        </text:list-item>
        <text:list-item>
          <text:p text:style-name="P16">A ideia é que o cache funcione com um layer de buffering entre a aplicação e o DB. Sempre<text:span text:style-name="T12"> que o app tente ler dados ele deve consultar o cache </text:span><text:span text:style-name="T13">e se os dados não existirem </text:span><text:span text:style-name="T61">lá</text:span><text:span text:style-name="T13"> </text:span><text:span text:style-name="T14">consultar o DB e armazenar o </text:span><text:span text:style-name="T66">result set</text:span><text:span text:style-name="T14"> em cache</text:span></text:p>
        </text:list-item>
        <text:list-item>
          <text:p text:style-name="P17">Cache pode ser feito usando dois patterns diferentes:</text:p>
        </text:list-item>
      </text:list>
      <text:list text:style-name="L5">
        <text:list-item>
          <text:p text:style-name="P18"><text:span text:style-name="T11">Cached Queries:</text:span> Uma hash é gerada para uma query que foi executada no DB e essa hash é usada como key para o cache, enquanto o result set é usado como value</text:p>
        </text:list-item>
      </text:list>
      <text:list text:style-name="L6">
        <text:list-item>
          <text:list>
            <text:list-item>
              <text:p text:style-name="P19">Quando a query for executada de novo ela é verificada em cache e se o resultado existir ele é obtido de lá</text:p>
            </text:list-item>
            <text:list-item>
              <text:p text:style-name="P19">O maior problema dessa abordagem é que é difícil invalidar o cache de queries complexas <text:span text:style-name="T15">quando os dados não são válidos, </text:span><text:span text:style-name="T16">ainda assim é um método comum</text:span></text:p>
            </text:list-item>
          </text:list>
        </text:list-item>
        <text:list-item>
          <text:p text:style-name="P20"><text:span text:style-name="T11">Cached Objects: </text:span>Os dados armazenados no formato da linguagem que vai ler (objetos, structs, etc) <text:span text:style-name="T17">quando eles precisam ser lidos eles são “montados” diretamente, </text:span><text:span text:style-name="T18">sem nenhuma convers</text:span><text:span text:style-name="T62">ão</text:span></text:p>
          <text:list>
            <text:list-item>
              <text:p text:style-name="P21">Esse método deixa a leitura mais rápida já que não é necessário fazer nenhum tipo de conversão <text:span text:style-name="T19">e é mais simples </text:span><text:span text:style-name="T20">de invalidar</text:span></text:p>
            </text:list-item>
            <text:list-item>
              <text:p text:style-name="P22">Também existe uma variação onde apenas os dados do tipo são armazenados e um objeto novo é montado a partir desses dados</text:p>
            </text:list-item>
            <text:list-item>
              <text:p text:style-name="P23">Isso permite leitura async onde outros workers podem ficar responsáveis por buscar e montar o tipo enquanto a main thread faz outras tarefas</text:p>
            </text:list-item>
          </text:list>
        </text:list-item>
      </text:list>
      <text:h text:style-name="Heading_20_1" text:outline-level="1">Async</text:h>
      <text:list text:style-name="L7">
        <text:list-item>
          <text:p text:style-name="P24">Async é uma forma de fazer com que clients não precisem esperar <text:span text:style-name="T33">enquanto </text:span><text:span text:style-name="T34">um</text:span><text:span text:style-name="T21"> processamento </text:span><text:span text:style-name="T27">custoso </text:span><text:span text:style-name="T21">ocorr</text:span><text:span text:style-name="T35">e</text:span><text:span text:style-name="T21">, pode ser feito de duas formas:</text:span></text:p>
        </text:list-item>
        <text:list-item>
          <text:p text:style-name="P25">Via pré-processamento: <text:span text:style-name="T22">Fazer o processamento </text:span><text:span text:style-name="T27">custoso</text:span><text:span text:style-name="T22"> tempo antes </text:span><text:span text:style-name="T23">de receber a request</text:span><text:span text:style-name="T22"> e responder com o output já processado quando receber</text:span></text:p>
          <text:list>
            <text:list-item>
              <text:p text:style-name="P26"><text:span text:style-name="T22">Normalmente é usado para tornar conteúdo dinâmico </text:span><text:span text:style-name="T24">em conteúdo estático</text:span></text:p>
            </text:list-item>
            <text:list-item>
              <text:p text:style-name="P26"><text:soft-page-break/><text:span text:style-name="T26">A</text:span><text:span text:style-name="T24"> maneira mais comum de se fazer é preprocessar HTML a cada x tempo e depois servir o HTML com </text:span><text:span text:style-name="T25">todos </text:span><text:span text:style-name="T24">os dados </text:span></text:p>
            </text:list-item>
          </text:list>
        </text:list-item>
        <text:list-item>
          <text:p text:style-name="P27">Processamento em paralelo:<text:span text:style-name="T28"> </text:span><text:span text:style-name="T29">Informar ao client que o processamento foi </text:span><text:span text:style-name="T30">recebido</text:span><text:span text:style-name="T29"> </text:span><text:span text:style-name="T30">e enfileira o input para </text:span><text:span text:style-name="T31">processamento </text:span><text:span text:style-name="T32">de modo que o usuário não ficará bloqueado enquanto aguarda uma resposta</text:span></text:p>
          <text:list>
            <text:list-item>
              <text:p text:style-name="P28"><text:span text:style-name="T32">O </text:span><text:span text:style-name="T22">usuário pode fazer uma consulta (polling) para verificar se o input foi processado ou o servidor pode notificar o fim do processamento por meio de uma callback, mensagem, etc</text:span></text:p>
            </text:list-item>
          </text:list>
        </text:list-item>
      </text:list>
      <text:h text:style-name="Heading_20_1" text:outline-level="1">Latency vs throughput</text:h>
      <text:list text:style-name="L8">
        <text:list-item>
          <text:p text:style-name="P29"><text:span text:style-name="T11">Latência</text:span>: é o tempo que uma ação demora para ser performada ou o tempo que leva até uma ação produzir um resultado <text:span text:style-name="T45">(ex: </text:span><text:span text:style-name="T46">uma request demorou 20 s para ser processada)</text:span></text:p>
        </text:list-item>
        <text:list-item>
          <text:p text:style-name="P29"><text:span text:style-name="T11">Throughput</text:span>: <text:span text:style-name="T44">é o número de ações ou resultado produzidos em um período de tempo (ex: </text:span><text:span text:style-name="T45">150 </text:span><text:span text:style-name="T44">requests por segundo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22:27:42.098000000</meta:creation-date>
    <meta:editing-duration>PT1H29M48S</meta:editing-duration>
    <meta:editing-cycles>155</meta:editing-cycles>
    <meta:generator>LibreOffice/7.5.1.2$Windows_X86_64 LibreOffice_project/fcbaee479e84c6cd81291587d2ee68cba099e129</meta:generator>
    <dc:title>default</dc:title>
    <dc:date>2024-10-16T13:51:17.989000000</dc:date>
    <meta:document-statistic meta:table-count="0" meta:image-count="0" meta:object-count="0" meta:page-count="3" meta:paragraph-count="38" meta:word-count="869" meta:character-count="4957" meta:non-whitespace-character-count="4154"/>
    <meta:template xlink:type="simple" xlink:actuate="onRequest" xlink:title="default" xlink:href="../../../../Users/PC/AppData/Roaming/LibreOffice/4/user/template/default.ott" meta:date="2024-10-03T22:27:41.930000000"/>
  </office:meta>
</office:document-meta>
</file>